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/>
    </style:style>
    <style:style style:name="T1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:<text:bookmark text:name="tt_d"/>"Cesar Vianna" &lt;<text:a xlink:type="simple" xlink:href="mailto:cesar.vianna@serpro.gov.br">cesar.vianna@serpro.gov.br</text:a>&gt;</text:p>
      <text:p text:style-name="P1"><text:bookmark text:name="insert_plugin_106_156_r"/>Para:<text:bookmark text:name="insert_plugin_107_156_r"/>"Guilherme Silva" &lt;guilherme.silva@serpro.gov.br&gt;<draw:frame draw:style-name="fr1" draw:name="figura3" text:anchor-type="as-char" svg:width="0.423cm" svg:height="0.423cm" draw:z-index="0"><draw:image xlink:href="https://expresso.serpro.gov.br/expressoMail1_2/templates/serpro/images/user_card.png" xlink:type="simple" xlink:show="embed" xlink:actuate="onLoad"/></draw:frame><text:bookmark text:name="div_toaddress_156_r"/> <text:bookmark text:name="div_toaddress_full_156_r"/><text:bookmark text:name="insert_plugin_108_156_r"/>"Joao Trindade" &lt;joao.trindade@serpro.gov.br&gt;<draw:frame draw:style-name="fr1" draw:name="figura4" text:anchor-type="as-char" svg:width="0.423cm" svg:height="0.423cm" draw:z-index="1"><draw:image xlink:href="https://expresso.serpro.gov.br/expressoMail1_2/templates/serpro/images/user_card.png" xlink:type="simple" xlink:show="embed" xlink:actuate="onLoad"/></draw:frame>,<text:bookmark text:name="insert_plugin_109_156_r"/> "Walter Zapalowski" &lt;walter.zapalowski@serpro.gov.br&gt;<draw:frame draw:style-name="fr1" draw:name="figura5" text:anchor-type="as-char" svg:width="0.423cm" svg:height="0.423cm" draw:z-index="2"><draw:image xlink:href="https://expresso.serpro.gov.br/expressoMail1_2/templates/serpro/images/user_card.png" xlink:type="simple" xlink:show="embed" xlink:actuate="onLoad"/></draw:frame>,<text:bookmark text:name="insert_plugin_110_156_r"/> "Eloy Bringhenti" &lt;eloy-mateus.bringhenti@serpro.gov.br&gt;<draw:frame draw:style-name="fr1" draw:name="figura6" text:anchor-type="as-char" svg:width="0.423cm" svg:height="0.423cm" draw:z-index="3"><draw:image xlink:href="https://expresso.serpro.gov.br/expressoMail1_2/templates/serpro/images/user_card.png" xlink:type="simple" xlink:show="embed" xlink:actuate="onLoad"/></draw:frame>,<text:bookmark text:name="insert_plugin_111_156_r"/> "Walter Zapalowski" &lt;walter.zapalowski@serpro.gov.br&gt;<draw:frame draw:style-name="fr1" draw:name="figura7" text:anchor-type="as-char" svg:width="0.423cm" svg:height="0.423cm" draw:z-index="4"><draw:image xlink:href="https://expresso.serpro.gov.br/expressoMail1_2/templates/serpro/images/user_card.png" xlink:type="simple" xlink:show="embed" xlink:actuate="onLoad"/></draw:frame>,<text:bookmark text:name="insert_plugin_112_156_r"/> "Lavoisier Vieira" &lt;lavoisier.vieira@serpro.gov.br&gt;<draw:frame draw:style-name="fr1" draw:name="figura8" text:anchor-type="as-char" svg:width="0.423cm" svg:height="0.423cm" draw:z-index="5"><draw:image xlink:href="https://expresso.serpro.gov.br/expressoMail1_2/templates/serpro/images/user_card.png" xlink:type="simple" xlink:show="embed" xlink:actuate="onLoad"/></draw:frame>,<text:bookmark text:name="insert_plugin_113_156_r"/> "Marcos Melo" &lt;marcos.melo@serpro.gov.br&gt;<draw:frame draw:style-name="fr1" draw:name="figura9" text:anchor-type="as-char" svg:width="0.423cm" svg:height="0.423cm" draw:z-index="6"><draw:image xlink:href="https://expresso.serpro.gov.br/expressoMail1_2/templates/serpro/images/user_card.png" xlink:type="simple" xlink:show="embed" xlink:actuate="onLoad"/></draw:frame>,<text:bookmark text:name="insert_plugin_114_156_r"/> glenio.villela@serpro.gov.br<draw:frame draw:style-name="fr1" draw:name="figura10" text:anchor-type="as-char" svg:width="0.423cm" svg:height="0.423cm" draw:z-index="7"><draw:image xlink:href="https://expresso.serpro.gov.br/expressoMail1_2/templates/serpro/images/user_card.png" xlink:type="simple" xlink:show="embed" xlink:actuate="onLoad"/></draw:frame> Data:31/10/2011 09:45 (07 minutos atrás)</text:p>
      <text:p text:style-name="P1">Assunto: Ata - Ponto de Controle PDC</text:p>
      <text:p text:style-name="Standard"/>
      <text:p text:style-name="Standard"/>
      <text:p text:style-name="P2">Caros, segue registro da reunião de ponto de controle sobre o Processo de Desenvolvimento em Comunidade<text:line-break/><text:line-break/>Participantes: César Vianna, Eloy Bringhenti, Guilherme Funchal, João Trindade, Lavoisier Rodrigues e Walter Zapalowski</text:p>
      <text:list xml:id="list1698082561" text:style-name="L1">
        <text:list-item>
          <text:p text:style-name="P4">Ficou definida reunião semanal, quartas-feiras, 14h, para Ponto de Controle do PDC.</text:p>
        </text:list-item>
        <text:list-item>
          <text:p text:style-name="P4">Foi reforçado pelo Eloy a necessidade de realização de treinamentos formais sobre metodologias ágeis e sobre o processo.</text:p>
        </text:list-item>
        <text:list-item>
          <text:p text:style-name="P4">Zapa e Eloy organizarão as mentorias para Gestão de Projetos com Fabrício e Vitor.</text:p>
        </text:list-item>
        <text:list-item>
          <text:p text:style-name="P4">Funchal comentou sobre o número de pessoas alocadas para a etapa de requisitos. Entende-se que. no fluxo normal, a tarefa necessitaria de menos pessoas alocadas. O número atual deve-se ao piloto do processo, momento no qual todos estão participando para tomar conhecimento das atividades.</text:p>
        </text:list-item>
        <text:list-item>
          <text:p text:style-name="P4">Eloy apresentou relatório de alocação de horas do SGI. Verificou-se algumas inconformidades na maneira de registro. Eloy irá verificar com Zapa a correção.</text:p>
        </text:list-item>
        <text:list-item>
          <text:p text:style-name="P3">Na a próxima reunião serão definidos itens de avaliação do piloto que passarão a ser avaliados pelas equipes envolvidas.</text:p>
        </text:list-item>
      </text:list>
      <text:p text:style-name="Text_20_body"><text:line-break/>Att.<text:line-break/>-- <text:line-break/>César Vianna <text:line-break/>cesar.vianna@serpro.gov.br <text:line-break/>(51)2129-1350 <text:line-break/>SERPRO - Serviço Federal de Processamento de Dados <text:line-break/>COSCC/CCTE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0-31T09:50:12</meta:creation-date>
    <dc:date>2011-10-31T09:53:35</dc:date>
    <dc:creator>Lavoisier Vieira</dc:creator>
    <meta:editing-duration>PT3M24S</meta:editing-duration>
    <meta:editing-cycles>2</meta:editing-cycles>
    <meta:generator>LibreOffice/3.3$Linux LibreOffice_project/330m19$Build-6</meta:generator>
    <meta:document-statistic meta:table-count="0" meta:image-count="8" meta:object-count="0" meta:page-count="1" meta:paragraph-count="11" meta:word-count="224" meta:character-count="1740"/>
  </office:meta>
</office:document-meta>
</file>